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</office:automatic-styles>
  <office:body>
    <office:text text:use-soft-page-breaks="true">
      <text:p text:style-name="P1">Final Year Project Report</text:p>
      <text:p text:style-name="Normal"/>
      <text:p text:style-name="Normal">Users</text:p>
      <text:list text:style-name="LFO1" text:continue-numbering="true">
        <text:list-item>
          <text:p text:style-name="P2">Non-member</text:p>
        </text:list-item>
        <text:list-item>
          <text:p text:style-name="P3">Member/player</text:p>
        </text:list-item>
        <text:list-item>
          <text:p text:style-name="P4">Administrator</text:p>
        </text:list-item>
        <text:list-item>
          <text:p text:style-name="P5">Tournament organiser</text:p>
        </text:list-item>
        <text:list-item>
          <text:p text:style-name="P6">ABSP representative</text:p>
        </text:list-item>
      </text:list>
      <text:p text:style-name="Normal">User functionality requirements</text:p>
      <text:p text:style-name="Normal">Non-member</text:p>
      <text:list text:style-name="LFO2" text:continue-numbering="true">
        <text:list-item>
          <text:p text:style-name="P7">Browse player records</text:p>
        </text:list-item>
        <text:list-item>
          <text:p text:style-name="P8">Produce multiple views of individual player tournament records</text:p>
        </text:list-item>
        <text:list-item>
          <text:p text:style-name="P9">Produce multiple views of rankings</text:p>
        </text:list-item>
      </text:list>
      <text:p text:style-name="Normal">Member/player</text:p>
      <text:list text:style-name="LFO2" text:continue-numbering="true">
        <text:list-item>
          <text:p text:style-name="P10">Browse player records</text:p>
        </text:list-item>
        <text:list-item>
          <text:p text:style-name="P11">Produce multiple views of individual player tournament records</text:p>
        </text:list-item>
        <text:list-item>
          <text:p text:style-name="P12">Produce multiple views of rankings</text:p>
        </text:list-item>
        <text:list-item>
          <text:p text:style-name="P13">Add additional information to database records</text:p>
        </text:list-item>
        <text:list-item>
          <text:p text:style-name="P14">Amend database records</text:p>
        </text:list-item>
      </text:list>
      <text:p text:style-name="Normal">Administrator</text:p>
      <text:list text:style-name="LFO2" text:continue-numbering="true">
        <text:list-item>
          <text:p text:style-name="P15">Browse player records</text:p>
        </text:list-item>
        <text:list-item>
          <text:p text:style-name="P16">Produce multiple views of individual player tournament records</text:p>
        </text:list-item>
        <text:list-item>
          <text:p text:style-name="P17">Produce multiple views of rankings</text:p>
        </text:list-item>
        <text:list-item>
          <text:p text:style-name="P18">Add additional information to database records</text:p>
        </text:list-item>
        <text:list-item>
          <text:p text:style-name="P19">Amend database record</text:p>
        </text:list-item>
        <text:list-item>
          <text:p text:style-name="P20">Manage member/player accounts for the system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v</meta:initial-creator>
    <dc:creator>Gav</dc:creator>
    <meta:creation-date>2015-03-03T12:05:00Z</meta:creation-date>
    <dc:date>2015-03-03T13:15:00Z</dc:date>
    <meta:template xlink:href="Normal" xlink:type="simple"/>
    <meta:editing-cycles>1</meta:editing-cycles>
    <meta:editing-duration>PT4200S</meta:editing-duration>
    <meta:document-statistic meta:page-count="1" meta:paragraph-count="1" meta:word-count="108" meta:character-count="727" meta:row-count="5" meta:non-whitespace-character-count="620"/>
  </office:meta>
</office:document-meta>
</file>